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8661" officeooo:paragraph-rsid="00168661"/>
    </style:style>
    <style:style style:name="P2" style:family="paragraph" style:parent-style-name="Standard">
      <style:text-properties officeooo:rsid="0018047e" officeooo:paragraph-rsid="0018047e"/>
    </style:style>
    <style:style style:name="P3" style:family="paragraph" style:parent-style-name="Standard">
      <style:text-properties officeooo:rsid="0018e7b9" officeooo:paragraph-rsid="0018e7b9"/>
    </style:style>
    <style:style style:name="P4" style:family="paragraph" style:parent-style-name="Standard">
      <style:text-properties officeooo:rsid="001ad1ab" officeooo:paragraph-rsid="001ad1ab"/>
    </style:style>
    <style:style style:name="P5" style:family="paragraph" style:parent-style-name="Standard">
      <style:text-properties officeooo:rsid="002a7550" officeooo:paragraph-rsid="002a7550"/>
    </style:style>
    <style:style style:name="P6" style:family="paragraph" style:parent-style-name="Standard">
      <style:text-properties officeooo:rsid="002ab6bd" officeooo:paragraph-rsid="002ab6bd"/>
    </style:style>
    <style:style style:name="P7" style:family="paragraph" style:parent-style-name="Standard">
      <style:text-properties officeooo:rsid="002dda92" officeooo:paragraph-rsid="002dda92"/>
    </style:style>
    <style:style style:name="T1" style:family="text">
      <style:text-properties officeooo:rsid="001e7091"/>
    </style:style>
    <style:style style:name="T2" style:family="text">
      <style:text-properties officeooo:rsid="001fa05a"/>
    </style:style>
    <style:style style:name="T3" style:family="text">
      <style:text-properties officeooo:rsid="00273423"/>
    </style:style>
    <style:style style:name="T4" style:family="text">
      <style:text-properties officeooo:rsid="002923a6"/>
    </style:style>
    <style:style style:name="T5" style:family="text">
      <style:text-properties officeooo:rsid="002ab6bd"/>
    </style:style>
    <style:style style:name="T6" style:family="text">
      <style:text-properties officeooo:rsid="002c4b6d"/>
    </style:style>
    <style:style style:name="T7" style:family="text">
      <style:text-properties officeooo:rsid="002ebcb0"/>
    </style:style>
    <style:style style:name="T8" style:family="text">
      <style:text-properties officeooo:rsid="002fd85d"/>
    </style:style>
    <style:style style:name="T9" style:family="text">
      <style:text-properties officeooo:rsid="002fe6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3 </text:p>
      <text:p text:style-name="P1">unidade de armazenamento de dados </text:p>
      <text:p text:style-name="P1"/>
      <text:p text:style-name="P2">unidades de armazenamento </text:p>
      <text:p text:style-name="P3">bits e bytes </text:p>
      <text:p text:style-name="P3"/>
      <text:p text:style-name="P4">bits = unidade fundamenta<text:span text:style-name="T2">(básica)</text:span> da unidade de armazenamento de um computador </text:p>
      <text:p text:style-name="P4">-<text:span text:style-name="T1">é o clássico 1 e 0, true ou false, ligado ou desligado</text:span></text:p>
      <text:p text:style-name="P3"/>
      <text:p text:style-name="P3">-8 bits é igual a 1 byte <text:span text:style-name="T3">(por conve</text:span><text:span text:style-name="T4">n</text:span><text:span text:style-name="T3">ção)</text:span></text:p>
      <text:p text:style-name="P3"/>
      <text:p text:style-name="P5">por que os computadores funcionam desta forma? </text:p>
      <text:p text:style-name="P5">-<text:span text:style-name="T5">o número de combinações possíveis com bits, depende da quantidade de bits </text:span></text:p>
      <text:p text:style-name="P6">ex: 2, 4, 8, 16, 32, 64, 128, 256, <text:span text:style-name="T9">512, 1024</text:span> <text:span text:style-name="T6">(sempre duplicando)</text:span></text:p>
      <text:p text:style-name="P6"/>
      <text:p text:style-name="P7">como os computadores armazenam e representam <text:span text:style-name="T7">dados</text:span> numéricos </text:p>
      <text:p text:style-name="P7">-<text:span text:style-name="T7">em valores binários </text:span></text:p>
      <text:p text:style-name="P7">-<text:span text:style-name="T8">cada combinação binário por ser equivalente a uma letra, palavra, frase </text:span></text:p>
      <text:p text:style-name="P7">-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7T15:06:07.638000000</meta:creation-date>
    <dc:date>2024-01-17T16:56:26.470000000</dc:date>
    <meta:editing-duration>PT1H50M9S</meta:editing-duration>
    <meta:editing-cycles>25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4" meta:word-count="100" meta:character-count="598" meta:non-whitespace-character-count="502"/>
  </office:meta>
</office:document-meta>
</file>